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5424186550064801">
            <text:p>0.5424186550064801</text:p>
          </table:table-cell>
          <table:table-cell office:value-type="float" office:value="0.5287942737093949">
            <text:p>0.5287942737093949</text:p>
          </table:table-cell>
          <table:table-cell office:value-type="float" office:value="0.4504293786085104">
            <text:p>0.4504293786085104</text:p>
          </table:table-cell>
          <table:table-cell office:value-type="float" office:value="0.43247271610181376">
            <text:p>0.43247271610181376</text:p>
          </table:table-cell>
          <table:table-cell office:value-type="float" office:value="0.3783342520583761">
            <text:p>0.3783342520583761</text:p>
          </table:table-cell>
          <table:table-cell office:value-type="float" office:value="0.3914213287132413">
            <text:p>0.3914213287132413</text:p>
          </table:table-cell>
          <table:table-cell office:value-type="float" office:value="0.4570949707365545">
            <text:p>0.4570949707365545</text:p>
          </table:table-cell>
          <table:table-cell office:value-type="float" office:value="0.22443605498153157">
            <text:p>0.22443605498153157</text:p>
          </table:table-cell>
          <table:table-cell office:value-type="float" office:value="0.2375826522191532">
            <text:p>0.2375826522191532</text:p>
          </table:table-cell>
          <table:table-cell office:value-type="float" office:value="0.2660162981929577">
            <text:p>0.2660162981929577</text:p>
          </table:table-cell>
          <table:table-cell office:value-type="float" office:value="0.244338518532729">
            <text:p>0.244338518532729</text:p>
          </table:table-cell>
          <table:table-cell office:value-type="float" office:value="0.24499635312696794">
            <text:p>0.24499635312696794</text:p>
          </table:table-cell>
          <table:table-cell office:value-type="float" office:value="0.256945622955144">
            <text:p>0.256945622955144</text:p>
          </table:table-cell>
          <table:table-cell office:value-type="float" office:value="0.25887910416296817">
            <text:p>0.25887910416296817</text:p>
          </table:table-cell>
          <table:table-cell office:value-type="float" office:value="0.2506523707784936">
            <text:p>0.2506523707784936</text:p>
          </table:table-cell>
          <table:table-cell office:value-type="float" office:value="0.26021137619202495">
            <text:p>0.26021137619202495</text:p>
          </table:table-cell>
          <table:table-cell office:value-type="float" office:value="0.2668319966147321">
            <text:p>0.2668319966147321</text:p>
          </table:table-cell>
          <table:table-cell office:value-type="float" office:value="0.3011672898941899">
            <text:p>0.3011672898941899</text:p>
          </table:table-cell>
          <table:table-cell office:value-type="float" office:value="0.2709479710234297">
            <text:p>0.2709479710234297</text:p>
          </table:table-cell>
          <table:table-cell office:value-type="float" office:value="0.26819595227153875">
            <text:p>0.26819595227153875</text:p>
          </table:table-cell>
          <table:table-cell office:value-type="float" office:value="0.2821120684356089">
            <text:p>0.2821120684356089</text:p>
          </table:table-cell>
          <table:table-cell office:value-type="float" office:value="0.2699826644372562">
            <text:p>0.2699826644372562</text:p>
          </table:table-cell>
          <table:table-cell office:value-type="float" office:value="0.4874841119130609">
            <text:p>0.4874841119130609</text:p>
          </table:table-cell>
          <table:table-cell office:value-type="float" office:value="0.5093956398343138">
            <text:p>0.5093956398343138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332454620972246">
            <text:p>0.7332454620972246</text:p>
          </table:table-cell>
          <table:table-cell office:value-type="float" office:value="0.7137498575238593">
            <text:p>0.7137498575238593</text:p>
          </table:table-cell>
          <table:table-cell office:value-type="float" office:value="0.6354229244870171">
            <text:p>0.6354229244870171</text:p>
          </table:table-cell>
          <table:table-cell office:value-type="float" office:value="0.6112068475604073">
            <text:p>0.6112068475604073</text:p>
          </table:table-cell>
          <table:table-cell office:value-type="float" office:value="0.5538078503599622">
            <text:p>0.5538078503599622</text:p>
          </table:table-cell>
          <table:table-cell office:value-type="float" office:value="0.5623802738093719">
            <text:p>0.5623802738093719</text:p>
          </table:table-cell>
          <table:table-cell office:value-type="float" office:value="0.6359731600356147">
            <text:p>0.6359731600356147</text:p>
          </table:table-cell>
          <table:table-cell office:value-type="float" office:value="0.428213604601014">
            <text:p>0.428213604601014</text:p>
          </table:table-cell>
          <table:table-cell office:value-type="float" office:value="0.468068646418626">
            <text:p>0.468068646418626</text:p>
          </table:table-cell>
          <table:table-cell office:value-type="float" office:value="0.5101836007002056">
            <text:p>0.5101836007002056</text:p>
          </table:table-cell>
          <table:table-cell office:value-type="float" office:value="0.4977157915741354">
            <text:p>0.4977157915741354</text:p>
          </table:table-cell>
          <table:table-cell office:value-type="float" office:value="0.5025856148641064">
            <text:p>0.5025856148641064</text:p>
          </table:table-cell>
          <table:table-cell office:value-type="float" office:value="0.5161497323407052">
            <text:p>0.5161497323407052</text:p>
          </table:table-cell>
          <table:table-cell office:value-type="float" office:value="0.5170772340257838">
            <text:p>0.5170772340257838</text:p>
          </table:table-cell>
          <table:table-cell office:value-type="float" office:value="0.5056542311594178">
            <text:p>0.5056542311594178</text:p>
          </table:table-cell>
          <table:table-cell office:value-type="float" office:value="0.5130837576563021">
            <text:p>0.5130837576563021</text:p>
          </table:table-cell>
          <table:table-cell office:value-type="float" office:value="0.5206128586603126">
            <text:p>0.5206128586603126</text:p>
          </table:table-cell>
          <table:table-cell office:value-type="float" office:value="0.5630175001861492">
            <text:p>0.5630175001861492</text:p>
          </table:table-cell>
          <table:table-cell office:value-type="float" office:value="0.5408715009125711">
            <text:p>0.5408715009125711</text:p>
          </table:table-cell>
          <table:table-cell office:value-type="float" office:value="0.5386220894149005">
            <text:p>0.5386220894149005</text:p>
          </table:table-cell>
          <table:table-cell office:value-type="float" office:value="0.5476921851931733">
            <text:p>0.5476921851931733</text:p>
          </table:table-cell>
          <table:table-cell office:value-type="float" office:value="0.525036498393175">
            <text:p>0.525036498393175</text:p>
          </table:table-cell>
          <table:table-cell office:value-type="float" office:value="0.7250096636535124">
            <text:p>0.7250096636535124</text:p>
          </table:table-cell>
          <table:table-cell office:value-type="float" office:value="0.7219016561170142">
            <text:p>0.721901656117014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77566938254418">
            <text:p>0.477566938254418</text:p>
          </table:table-cell>
          <table:table-cell office:value-type="float" office:value="0.4628734988650151">
            <text:p>0.4628734988650151</text:p>
          </table:table-cell>
          <table:table-cell office:value-type="float" office:value="0.46296850347663704">
            <text:p>0.46296850347663704</text:p>
          </table:table-cell>
          <table:table-cell office:value-type="float" office:value="0.4473035692603342">
            <text:p>0.4473035692603342</text:p>
          </table:table-cell>
          <table:table-cell office:value-type="float" office:value="0.4391436945519105">
            <text:p>0.4391436945519105</text:p>
          </table:table-cell>
          <table:table-cell office:value-type="float" office:value="0.427845234228227">
            <text:p>0.427845234228227</text:p>
          </table:table-cell>
          <table:table-cell office:value-type="float" office:value="0.44766409125853845">
            <text:p>0.44766409125853845</text:p>
          </table:table-cell>
          <table:table-cell office:value-type="float" office:value="0.5099777224197144">
            <text:p>0.5099777224197144</text:p>
          </table:table-cell>
          <table:table-cell office:value-type="float" office:value="0.5768188035972595">
            <text:p>0.5768188035972595</text:p>
          </table:table-cell>
          <table:table-cell office:value-type="float" office:value="0.611057916117503">
            <text:p>0.611057916117503</text:p>
          </table:table-cell>
          <table:table-cell office:value-type="float" office:value="0.6341069703697166">
            <text:p>0.6341069703697166</text:p>
          </table:table-cell>
          <table:table-cell office:value-type="float" office:value="0.6446479765105693">
            <text:p>0.6446479765105693</text:p>
          </table:table-cell>
          <table:table-cell office:value-type="float" office:value="0.6486893261456763">
            <text:p>0.6486893261456763</text:p>
          </table:table-cell>
          <table:table-cell office:value-type="float" office:value="0.646171741913416">
            <text:p>0.646171741913416</text:p>
          </table:table-cell>
          <table:table-cell office:value-type="float" office:value="0.6381726947482166">
            <text:p>0.6381726947482166</text:p>
          </table:table-cell>
          <table:table-cell office:value-type="float" office:value="0.6328434187318935">
            <text:p>0.6328434187318935</text:p>
          </table:table-cell>
          <table:table-cell office:value-type="float" office:value="0.635117000186677">
            <text:p>0.635117000186677</text:p>
          </table:table-cell>
          <table:table-cell office:value-type="float" office:value="0.6553115105622483">
            <text:p>0.6553115105622483</text:p>
          </table:table-cell>
          <table:table-cell office:value-type="float" office:value="0.675515959718822">
            <text:p>0.675515959718822</text:p>
          </table:table-cell>
          <table:table-cell office:value-type="float" office:value="0.6767737945649908">
            <text:p>0.6767737945649908</text:p>
          </table:table-cell>
          <table:table-cell office:value-type="float" office:value="0.6646460481878126">
            <text:p>0.6646460481878126</text:p>
          </table:table-cell>
          <table:table-cell office:value-type="float" office:value="0.6383027648440212">
            <text:p>0.6383027648440212</text:p>
          </table:table-cell>
          <table:table-cell office:value-type="float" office:value="0.594436139404342">
            <text:p>0.594436139404342</text:p>
          </table:table-cell>
          <table:table-cell office:value-type="float" office:value="0.5318217555697669">
            <text:p>0.531821755569766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1739401226954455">
            <text:p>0.21739401226954455</text:p>
          </table:table-cell>
          <table:table-cell office:value-type="float" office:value="0.21070538814791478">
            <text:p>0.21070538814791478</text:p>
          </table:table-cell>
          <table:table-cell office:value-type="float" office:value="0.2107486353496163">
            <text:p>0.2107486353496163</text:p>
          </table:table-cell>
          <table:table-cell office:value-type="float" office:value="0.20361777550896587">
            <text:p>0.20361777550896587</text:p>
          </table:table-cell>
          <table:table-cell office:value-type="float" office:value="0.1999033058495614">
            <text:p>0.1999033058495614</text:p>
          </table:table-cell>
          <table:table-cell office:value-type="float" office:value="0.1947601155960404">
            <text:p>0.1947601155960404</text:p>
          </table:table-cell>
          <table:table-cell office:value-type="float" office:value="0.20378188930626503">
            <text:p>0.20378188930626503</text:p>
          </table:table-cell>
          <table:table-cell office:value-type="float" office:value="0.2321477773359678">
            <text:p>0.2321477773359678</text:p>
          </table:table-cell>
          <table:table-cell office:value-type="float" office:value="0.26257461315239355">
            <text:p>0.26257461315239355</text:p>
          </table:table-cell>
          <table:table-cell office:value-type="float" office:value="0.27816065450301786">
            <text:p>0.27816065450301786</text:p>
          </table:table-cell>
          <table:table-cell office:value-type="float" office:value="0.2886528514738174">
            <text:p>0.2886528514738174</text:p>
          </table:table-cell>
          <table:table-cell office:value-type="float" office:value="0.293451239793356">
            <text:p>0.293451239793356</text:p>
          </table:table-cell>
          <table:table-cell office:value-type="float" office:value="0.2952909090455266">
            <text:p>0.2952909090455266</text:p>
          </table:table-cell>
          <table:table-cell office:value-type="float" office:value="0.2941448754874288">
            <text:p>0.2941448754874288</text:p>
          </table:table-cell>
          <table:table-cell office:value-type="float" office:value="0.2905036163920399">
            <text:p>0.2905036163920399</text:p>
          </table:table-cell>
          <table:table-cell office:value-type="float" office:value="0.2880776681052611">
            <text:p>0.2880776681052611</text:p>
          </table:table-cell>
          <table:table-cell office:value-type="float" office:value="0.28911262876749605">
            <text:p>0.28911262876749605</text:p>
          </table:table-cell>
          <table:table-cell office:value-type="float" office:value="0.29830540423979046">
            <text:p>0.29830540423979046</text:p>
          </table:table-cell>
          <table:table-cell office:value-type="float" office:value="0.30750270396053403">
            <text:p>0.30750270396053403</text:p>
          </table:table-cell>
          <table:table-cell office:value-type="float" office:value="0.30807528497918796">
            <text:p>0.30807528497918796</text:p>
          </table:table-cell>
          <table:table-cell office:value-type="float" office:value="0.30255459409057917">
            <text:p>0.30255459409057917</text:p>
          </table:table-cell>
          <table:table-cell office:value-type="float" office:value="0.2905628258090621">
            <text:p>0.2905628258090621</text:p>
          </table:table-cell>
          <table:table-cell office:value-type="float" office:value="0.27059422885401724">
            <text:p>0.27059422885401724</text:p>
          </table:table-cell>
          <table:table-cell office:value-type="float" office:value="0.24209143471726818">
            <text:p>0.24209143471726818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162909650194417">
            <text:p>0.4162909650194417</text:p>
          </table:table-cell>
          <table:table-cell office:value-type="float" office:value="0.4034828211281846">
            <text:p>0.4034828211281846</text:p>
          </table:table-cell>
          <table:table-cell office:value-type="float" office:value="0.4035656358255299">
            <text:p>0.4035656358255299</text:p>
          </table:table-cell>
          <table:table-cell office:value-type="float" office:value="0.3899106483054417">
            <text:p>0.3899106483054417</text:p>
          </table:table-cell>
          <table:table-cell office:value-type="float" office:value="0.3827977561751276">
            <text:p>0.3827977561751276</text:p>
          </table:table-cell>
          <table:table-cell office:value-type="float" office:value="0.3729489861397242">
            <text:p>0.3729489861397242</text:p>
          </table:table-cell>
          <table:table-cell office:value-type="float" office:value="0.3902249122096636">
            <text:p>0.3902249122096636</text:p>
          </table:table-cell>
          <table:table-cell office:value-type="float" office:value="0.4445431649445974">
            <text:p>0.4445431649445974</text:p>
          </table:table-cell>
          <table:table-cell office:value-type="float" office:value="0.5028079566574595">
            <text:p>0.5028079566574595</text:p>
          </table:table-cell>
          <table:table-cell office:value-type="float" office:value="0.532653894578873">
            <text:p>0.532653894578873</text:p>
          </table:table-cell>
          <table:table-cell office:value-type="float" office:value="0.552745555598187">
            <text:p>0.552745555598187</text:p>
          </table:table-cell>
          <table:table-cell office:value-type="float" office:value="0.5619340593809038">
            <text:p>0.5619340593809038</text:p>
          </table:table-cell>
          <table:table-cell office:value-type="float" office:value="0.5654568688654319">
            <text:p>0.5654568688654319</text:p>
          </table:table-cell>
          <table:table-cell office:value-type="float" office:value="0.5632623124889045">
            <text:p>0.5632623124889045</text:p>
          </table:table-cell>
          <table:table-cell office:value-type="float" office:value="0.5562896123354809">
            <text:p>0.5562896123354809</text:p>
          </table:table-cell>
          <table:table-cell office:value-type="float" office:value="0.5516441285760736">
            <text:p>0.5516441285760736</text:p>
          </table:table-cell>
          <table:table-cell office:value-type="float" office:value="0.5536259898441963">
            <text:p>0.5536259898441963</text:p>
          </table:table-cell>
          <table:table-cell office:value-type="float" office:value="0.5712293696825697">
            <text:p>0.5712293696825697</text:p>
          </table:table-cell>
          <table:table-cell office:value-type="float" office:value="0.5888414130702878">
            <text:p>0.5888414130702878</text:p>
          </table:table-cell>
          <table:table-cell office:value-type="float" office:value="0.589937856814615">
            <text:p>0.589937856814615</text:p>
          </table:table-cell>
          <table:table-cell office:value-type="float" office:value="0.579366205306828">
            <text:p>0.579366205306828</text:p>
          </table:table-cell>
          <table:table-cell office:value-type="float" office:value="0.5564029933117699">
            <text:p>0.5564029933117699</text:p>
          </table:table-cell>
          <table:table-cell office:value-type="float" office:value="0.5181648357391814">
            <text:p>0.5181648357391814</text:p>
          </table:table-cell>
          <table:table-cell office:value-type="float" office:value="0.46358441950294255">
            <text:p>0.4635844195029425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4694484612531273">
            <text:p>0.34694484612531273</text:p>
          </table:table-cell>
          <table:table-cell office:value-type="float" office:value="0.3362702942255487">
            <text:p>0.3362702942255487</text:p>
          </table:table-cell>
          <table:table-cell office:value-type="float" office:value="0.3363393135770158">
            <text:p>0.3363393135770158</text:p>
          </table:table-cell>
          <table:table-cell office:value-type="float" office:value="0.3249589860126667">
            <text:p>0.3249589860126667</text:p>
          </table:table-cell>
          <table:table-cell office:value-type="float" office:value="0.31903096577436485">
            <text:p>0.31903096577436485</text:p>
          </table:table-cell>
          <table:table-cell office:value-type="float" office:value="0.31082281260366734">
            <text:p>0.31082281260366734</text:p>
          </table:table-cell>
          <table:table-cell office:value-type="float" office:value="0.3252208995564503">
            <text:p>0.3252208995564503</text:p>
          </table:table-cell>
          <table:table-cell office:value-type="float" office:value="0.37049076948033055">
            <text:p>0.37049076948033055</text:p>
          </table:table-cell>
          <table:table-cell office:value-type="float" office:value="0.4190497604120664">
            <text:p>0.4190497604120664</text:p>
          </table:table-cell>
          <table:table-cell office:value-type="float" office:value="0.4439239354716358">
            <text:p>0.4439239354716358</text:p>
          </table:table-cell>
          <table:table-cell office:value-type="float" office:value="0.4606687097436942">
            <text:p>0.4606687097436942</text:p>
          </table:table-cell>
          <table:table-cell office:value-type="float" office:value="0.46832658440082897">
            <text:p>0.46832658440082897</text:p>
          </table:table-cell>
          <table:table-cell office:value-type="float" office:value="0.47126256115084464">
            <text:p>0.47126256115084464</text:p>
          </table:table-cell>
          <table:table-cell office:value-type="float" office:value="0.46943357592573287">
            <text:p>0.46943357592573287</text:p>
          </table:table-cell>
          <table:table-cell office:value-type="float" office:value="0.463622394360227">
            <text:p>0.463622394360227</text:p>
          </table:table-cell>
          <table:table-cell office:value-type="float" office:value="0.4597507594137182">
            <text:p>0.4597507594137182</text:p>
          </table:table-cell>
          <table:table-cell office:value-type="float" office:value="0.4614024804705958">
            <text:p>0.4614024804705958</text:p>
          </table:table-cell>
          <table:table-cell office:value-type="float" office:value="0.47607347365207237">
            <text:p>0.47607347365207237</text:p>
          </table:table-cell>
          <table:table-cell office:value-type="float" office:value="0.4907516872011427">
            <text:p>0.4907516872011427</text:p>
          </table:table-cell>
          <table:table-cell office:value-type="float" office:value="0.49166548437217383">
            <text:p>0.49166548437217383</text:p>
          </table:table-cell>
          <table:table-cell office:value-type="float" office:value="0.482854867967159">
            <text:p>0.482854867967159</text:p>
          </table:table-cell>
          <table:table-cell office:value-type="float" office:value="0.46371688823272833">
            <text:p>0.46371688823272833</text:p>
          </table:table-cell>
          <table:table-cell office:value-type="float" office:value="0.4318484769293093">
            <text:p>0.4318484769293093</text:p>
          </table:table-cell>
          <table:table-cell office:value-type="float" office:value="0.38636011493314426">
            <text:p>0.3863601149331442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7539515727758176">
            <text:p>0.7539515727758176</text:p>
          </table:table-cell>
          <table:table-cell office:value-type="float" office:value="0.7307545278178494">
            <text:p>0.7307545278178494</text:p>
          </table:table-cell>
          <table:table-cell office:value-type="float" office:value="0.730904514909954">
            <text:p>0.730904514909954</text:p>
          </table:table-cell>
          <table:table-cell office:value-type="float" office:value="0.70617373720373">
            <text:p>0.70617373720373</text:p>
          </table:table-cell>
          <table:table-cell office:value-type="float" office:value="0.6932914585590724">
            <text:p>0.6932914585590724</text:p>
          </table:table-cell>
          <table:table-cell office:value-type="float" office:value="0.675454185396649">
            <text:p>0.675454185396649</text:p>
          </table:table-cell>
          <table:table-cell office:value-type="float" office:value="0.7067429058496167">
            <text:p>0.7067429058496167</text:p>
          </table:table-cell>
          <table:table-cell office:value-type="float" office:value="0.8051196075347585">
            <text:p>0.8051196075347585</text:p>
          </table:table-cell>
          <table:table-cell office:value-type="float" office:value="0.910643952381676">
            <text:p>0.910643952381676</text:p>
          </table:table-cell>
          <table:table-cell office:value-type="float" office:value="0.9646984328476872">
            <text:p>0.9646984328476872</text:p>
          </table:table-cell>
          <table:table-cell office:value-type="float" office:value="1.0010867782552857">
            <text:p>1.0010867782552857</text:p>
          </table:table-cell>
          <table:table-cell office:value-type="float" office:value="1.0177282320954208">
            <text:p>1.0177282320954208</text:p>
          </table:table-cell>
          <table:table-cell office:value-type="float" office:value="1.0241084516404826">
            <text:p>1.0241084516404826</text:p>
          </table:table-cell>
          <table:table-cell office:value-type="float" office:value="1.0201338536533457">
            <text:p>1.0201338536533457</text:p>
          </table:table-cell>
          <table:table-cell office:value-type="float" office:value="1.0075054790574143">
            <text:p>1.0075054790574143</text:p>
          </table:table-cell>
          <table:table-cell office:value-type="float" office:value="0.999091965238911">
            <text:p>0.999091965238911</text:p>
          </table:table-cell>
          <table:table-cell office:value-type="float" office:value="1.0026813475356289">
            <text:p>1.0026813475356289</text:p>
          </table:table-cell>
          <table:table-cell office:value-type="float" office:value="1.0345631250195386">
            <text:p>1.0345631250195386</text:p>
          </table:table-cell>
          <table:table-cell office:value-type="float" office:value="1.0664605932034685">
            <text:p>1.0664605932034685</text:p>
          </table:table-cell>
          <table:table-cell office:value-type="float" office:value="1.0684463809215807">
            <text:p>1.0684463809215807</text:p>
          </table:table-cell>
          <table:table-cell office:value-type="float" office:value="1.049299884958687">
            <text:p>1.049299884958687</text:p>
          </table:table-cell>
          <table:table-cell office:value-type="float" office:value="1.0077108252517326">
            <text:p>1.0077108252517326</text:p>
          </table:table-cell>
          <table:table-cell office:value-type="float" office:value="0.9384570545374051">
            <text:p>0.9384570545374051</text:p>
          </table:table-cell>
          <table:table-cell office:value-type="float" office:value="0.8396055441229306">
            <text:p>0.839605544122930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782951845980143">
            <text:p>0.782951845980143</text:p>
          </table:table-cell>
          <table:table-cell office:value-type="float" office:value="0.761926910792896">
            <text:p>0.761926910792896</text:p>
          </table:table-cell>
          <table:table-cell office:value-type="float" office:value="0.6836098660781247">
            <text:p>0.6836098660781247</text:p>
          </table:table-cell>
          <table:table-cell office:value-type="float" office:value="0.657763342880459">
            <text:p>0.657763342880459</text:p>
          </table:table-cell>
          <table:table-cell office:value-type="float" office:value="0.5995150451271412">
            <text:p>0.5995150451271412</text:p>
          </table:table-cell>
          <table:table-cell office:value-type="float" office:value="0.6069114960350097">
            <text:p>0.6069114960350097</text:p>
          </table:table-cell>
          <table:table-cell office:value-type="float" office:value="0.682567179403932">
            <text:p>0.682567179403932</text:p>
          </table:table-cell>
          <table:table-cell office:value-type="float" office:value="0.4812933854899209">
            <text:p>0.4812933854899209</text:p>
          </table:table-cell>
          <table:table-cell office:value-type="float" office:value="0.5281054173628005">
            <text:p>0.5281054173628005</text:p>
          </table:table-cell>
          <table:table-cell office:value-type="float" office:value="0.573784065724549">
            <text:p>0.573784065724549</text:p>
          </table:table-cell>
          <table:table-cell office:value-type="float" office:value="0.5637152608992914">
            <text:p>0.5637152608992914</text:p>
          </table:table-cell>
          <table:table-cell office:value-type="float" office:value="0.5696822189692887">
            <text:p>0.5696822189692887</text:p>
          </table:table-cell>
          <table:table-cell office:value-type="float" office:value="0.5836669704141895">
            <text:p>0.5836669704141895</text:p>
          </table:table-cell>
          <table:table-cell office:value-type="float" office:value="0.5843324355169958">
            <text:p>0.5843324355169958</text:p>
          </table:table-cell>
          <table:table-cell office:value-type="float" office:value="0.5720768714382806">
            <text:p>0.5720768714382806</text:p>
          </table:table-cell>
          <table:table-cell office:value-type="float" office:value="0.578951713307175">
            <text:p>0.578951713307175</text:p>
          </table:table-cell>
          <table:table-cell office:value-type="float" office:value="0.5867174544626048">
            <text:p>0.5867174544626048</text:p>
          </table:table-cell>
          <table:table-cell office:value-type="float" office:value="0.6312239920885445">
            <text:p>0.6312239920885445</text:p>
          </table:table-cell>
          <table:table-cell office:value-type="float" office:value="0.6111809233687244">
            <text:p>0.6111809233687244</text:p>
          </table:table-cell>
          <table:table-cell office:value-type="float" office:value="0.6090624305270931">
            <text:p>0.6090624305270931</text:p>
          </table:table-cell>
          <table:table-cell office:value-type="float" office:value="0.6168702395581686">
            <text:p>0.6168702395581686</text:p>
          </table:table-cell>
          <table:table-cell office:value-type="float" office:value="0.5914726766990573">
            <text:p>0.5914726766990573</text:p>
          </table:table-cell>
          <table:table-cell office:value-type="float" office:value="0.7868800918014739">
            <text:p>0.7868800918014739</text:p>
          </table:table-cell>
          <table:table-cell office:value-type="float" office:value="0.7772550196397537">
            <text:p>0.777255019639753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8670050292221672">
            <text:p>0.08670050292221672</text:p>
          </table:table-cell>
          <table:table-cell office:value-type="float" office:value="0.08403296360432609">
            <text:p>0.08403296360432609</text:p>
          </table:table-cell>
          <table:table-cell office:value-type="float" office:value="0.0840502113385131">
            <text:p>0.0840502113385131</text:p>
          </table:table-cell>
          <table:table-cell office:value-type="float" office:value="0.08120630074503435">
            <text:p>0.08120630074503435</text:p>
          </table:table-cell>
          <table:table-cell office:value-type="float" office:value="0.0797249058151666">
            <text:p>0.0797249058151666</text:p>
          </table:table-cell>
          <table:table-cell office:value-type="float" office:value="0.07767371233035265">
            <text:p>0.07767371233035265</text:p>
          </table:table-cell>
          <table:table-cell office:value-type="float" office:value="0.08127175217404899">
            <text:p>0.08127175217404899</text:p>
          </table:table-cell>
          <table:table-cell office:value-type="float" office:value="0.09258456034358217">
            <text:p>0.09258456034358217</text:p>
          </table:table-cell>
          <table:table-cell office:value-type="float" office:value="0.10471931023883242">
            <text:p>0.10471931023883242</text:p>
          </table:table-cell>
          <table:table-cell office:value-type="float" office:value="0.11093529387866734">
            <text:p>0.11093529387866734</text:p>
          </table:table-cell>
          <table:table-cell office:value-type="float" office:value="0.11511976402405193">
            <text:p>0.11511976402405193</text:p>
          </table:table-cell>
          <table:table-cell office:value-type="float" office:value="0.11703344451679838">
            <text:p>0.11703344451679838</text:p>
          </table:table-cell>
          <table:table-cell office:value-type="float" office:value="0.11776713652472717">
            <text:p>0.11776713652472717</text:p>
          </table:table-cell>
          <table:table-cell office:value-type="float" office:value="0.1173100784631205">
            <text:p>0.1173100784631205</text:p>
          </table:table-cell>
          <table:table-cell office:value-type="float" office:value="0.11585788117606331">
            <text:p>0.11585788117606331</text:p>
          </table:table-cell>
          <table:table-cell office:value-type="float" office:value="0.11489037091977236">
            <text:p>0.11489037091977236</text:p>
          </table:table-cell>
          <table:table-cell office:value-type="float" office:value="0.11530313118388294">
            <text:p>0.11530313118388294</text:p>
          </table:table-cell>
          <table:table-cell office:value-type="float" office:value="0.11896936949642123">
            <text:p>0.11896936949642123</text:p>
          </table:table-cell>
          <table:table-cell office:value-type="float" office:value="0.1226374121577163">
            <text:p>0.1226374121577163</text:p>
          </table:table-cell>
          <table:table-cell office:value-type="float" office:value="0.12286576739971573">
            <text:p>0.12286576739971573</text:p>
          </table:table-cell>
          <table:table-cell office:value-type="float" office:value="0.12066402011365407">
            <text:p>0.12066402011365407</text:p>
          </table:table-cell>
          <table:table-cell office:value-type="float" office:value="0.11588149491859467">
            <text:p>0.11588149491859467</text:p>
          </table:table-cell>
          <table:table-cell office:value-type="float" office:value="0.10791767208566921">
            <text:p>0.10791767208566921</text:p>
          </table:table-cell>
          <table:table-cell office:value-type="float" office:value="0.09655026338592758">
            <text:p>0.0965502633859275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071177721101848">
            <text:p>0.6071177721101848</text:p>
          </table:table-cell>
          <table:table-cell office:value-type="float" office:value="0.5884384049426491">
            <text:p>0.5884384049426491</text:p>
          </table:table-cell>
          <table:table-cell office:value-type="float" office:value="0.5885591817040365">
            <text:p>0.5885591817040365</text:p>
          </table:table-cell>
          <table:table-cell office:value-type="float" office:value="0.5686447797640337">
            <text:p>0.5686447797640337</text:p>
          </table:table-cell>
          <table:table-cell office:value-type="float" office:value="0.5582713544767139">
            <text:p>0.5582713544767139</text:p>
          </table:table-cell>
          <table:table-cell office:value-type="float" office:value="0.5439079312358539">
            <text:p>0.5439079312358539</text:p>
          </table:table-cell>
          <table:table-cell office:value-type="float" office:value="0.5691031015087237">
            <text:p>0.5691031015087237</text:p>
          </table:table-cell>
          <table:table-cell office:value-type="float" office:value="0.6483207145640785">
            <text:p>0.6483207145640785</text:p>
          </table:table-cell>
          <table:table-cell office:value-type="float" office:value="0.733293950856931">
            <text:p>0.733293950856931</text:p>
          </table:table-cell>
          <table:table-cell office:value-type="float" office:value="0.7768211970861211">
            <text:p>0.7768211970861211</text:p>
          </table:table-cell>
          <table:table-cell office:value-type="float" office:value="0.8061228286395935">
            <text:p>0.8061228286395935</text:p>
          </table:table-cell>
          <table:table-cell office:value-type="float" office:value="0.8195233211180423">
            <text:p>0.8195233211180423</text:p>
          </table:table-cell>
          <table:table-cell office:value-type="float" office:value="0.8246609782509932">
            <text:p>0.8246609782509932</text:p>
          </table:table-cell>
          <table:table-cell office:value-type="float" office:value="0.8214604423517188">
            <text:p>0.8214604423517188</text:p>
          </table:table-cell>
          <table:table-cell office:value-type="float" office:value="0.8112914727164051">
            <text:p>0.8112914727164051</text:p>
          </table:table-cell>
          <table:table-cell office:value-type="float" office:value="0.8045165100403507">
            <text:p>0.8045165100403507</text:p>
          </table:table-cell>
          <table:table-cell office:value-type="float" office:value="0.8074068518897769">
            <text:p>0.8074068518897769</text:p>
          </table:table-cell>
          <table:table-cell office:value-type="float" office:value="0.8330795799745278">
            <text:p>0.8330795799745278</text:p>
          </table:table-cell>
          <table:table-cell office:value-type="float" office:value="0.8587649429594293">
            <text:p>0.8587649429594293</text:p>
          </table:table-cell>
          <table:table-cell office:value-type="float" office:value="0.8603639939579767">
            <text:p>0.8603639939579767</text:p>
          </table:table-cell>
          <table:table-cell office:value-type="float" office:value="0.8449463220643924">
            <text:p>0.8449463220643924</text:p>
          </table:table-cell>
          <table:table-cell office:value-type="float" office:value="0.8114568272676888">
            <text:p>0.8114568272676888</text:p>
          </table:table-cell>
          <table:table-cell office:value-type="float" office:value="0.7556903874796329">
            <text:p>0.7556903874796329</text:p>
          </table:table-cell>
          <table:table-cell office:value-type="float" office:value="0.6760904357856429">
            <text:p>0.6760904357856429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48913652760647586">
            <text:p>0.48913652760647586</text:p>
          </table:table-cell>
          <table:table-cell office:value-type="float" office:value="0.4740871233328076">
            <text:p>0.4740871233328076</text:p>
          </table:table-cell>
          <table:table-cell office:value-type="float" office:value="0.47418442953663664">
            <text:p>0.47418442953663664</text:p>
          </table:table-cell>
          <table:table-cell office:value-type="float" office:value="0.4581399948951738">
            <text:p>0.4581399948951738</text:p>
          </table:table-cell>
          <table:table-cell office:value-type="float" office:value="0.44978243816151187">
            <text:p>0.44978243816151187</text:p>
          </table:table-cell>
          <table:table-cell office:value-type="float" office:value="0.4382102600910919">
            <text:p>0.4382102600910919</text:p>
          </table:table-cell>
          <table:table-cell office:value-type="float" office:value="0.45850925093909467">
            <text:p>0.45850925093909467</text:p>
          </table:table-cell>
          <table:table-cell office:value-type="float" office:value="0.5223324990059258">
            <text:p>0.5223324990059258</text:p>
          </table:table-cell>
          <table:table-cell office:value-type="float" office:value="0.5907928795928864">
            <text:p>0.5907928795928864</text:p>
          </table:table-cell>
          <table:table-cell office:value-type="float" office:value="0.6258614726317898">
            <text:p>0.6258614726317898</text:p>
          </table:table-cell>
          <table:table-cell office:value-type="float" office:value="0.6494689158160891">
            <text:p>0.6494689158160891</text:p>
          </table:table-cell>
          <table:table-cell office:value-type="float" office:value="0.6602652895350524">
            <text:p>0.6602652895350524</text:p>
          </table:table-cell>
          <table:table-cell office:value-type="float" office:value="0.6644045453524351">
            <text:p>0.6644045453524351</text:p>
          </table:table-cell>
          <table:table-cell office:value-type="float" office:value="0.6618259698467154">
            <text:p>0.6618259698467154</text:p>
          </table:table-cell>
          <table:table-cell office:value-type="float" office:value="0.6536331368820908">
            <text:p>0.6536331368820908</text:p>
          </table:table-cell>
          <table:table-cell office:value-type="float" office:value="0.648174753236838">
            <text:p>0.648174753236838</text:p>
          </table:table-cell>
          <table:table-cell office:value-type="float" office:value="0.6505034147268653">
            <text:p>0.6505034147268653</text:p>
          </table:table-cell>
          <table:table-cell office:value-type="float" office:value="0.6711871595395292">
            <text:p>0.6711871595395292</text:p>
          </table:table-cell>
          <table:table-cell office:value-type="float" office:value="0.691881083911203">
            <text:p>0.691881083911203</text:p>
          </table:table-cell>
          <table:table-cell office:value-type="float" office:value="0.6931693912031739">
            <text:p>0.6931693912031739</text:p>
          </table:table-cell>
          <table:table-cell office:value-type="float" office:value="0.6807478367038035">
            <text:p>0.6807478367038035</text:p>
          </table:table-cell>
          <table:table-cell office:value-type="float" office:value="0.6537663580703914">
            <text:p>0.6537663580703914</text:p>
          </table:table-cell>
          <table:table-cell office:value-type="float" office:value="0.6088370149215401">
            <text:p>0.6088370149215401</text:p>
          </table:table-cell>
          <table:table-cell office:value-type="float" office:value="0.544705728113854">
            <text:p>0.54470572811385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3124895260472617">
            <text:p>0.23124895260472617</text:p>
          </table:table-cell>
          <table:table-cell office:value-type="float" office:value="0.2241340495476171">
            <text:p>0.2241340495476171</text:p>
          </table:table-cell>
          <table:table-cell office:value-type="float" office:value="0.22418005297702243">
            <text:p>0.22418005297702243</text:p>
          </table:table-cell>
          <table:table-cell office:value-type="float" office:value="0.21659472966426804">
            <text:p>0.21659472966426804</text:p>
          </table:table-cell>
          <table:table-cell office:value-type="float" office:value="0.2126435296783439">
            <text:p>0.2126435296783439</text:p>
          </table:table-cell>
          <table:table-cell office:value-type="float" office:value="0.20717255397502632">
            <text:p>0.20717255397502632</text:p>
          </table:table-cell>
          <table:table-cell office:value-type="float" office:value="0.2167693027508816">
            <text:p>0.2167693027508816</text:p>
          </table:table-cell>
          <table:table-cell office:value-type="float" office:value="0.24694300361822">
            <text:p>0.24694300361822</text:p>
          </table:table-cell>
          <table:table-cell office:value-type="float" office:value="0.27930900045579876">
            <text:p>0.27930900045579876</text:p>
          </table:table-cell>
          <table:table-cell office:value-type="float" office:value="0.29588837032876836">
            <text:p>0.29588837032876836</text:p>
          </table:table-cell>
          <table:table-cell office:value-type="float" office:value="0.30704925527996674">
            <text:p>0.30704925527996674</text:p>
          </table:table-cell>
          <table:table-cell office:value-type="float" office:value="0.3121534541560076">
            <text:p>0.3121534541560076</text:p>
          </table:table-cell>
          <table:table-cell office:value-type="float" office:value="0.31411036908325146">
            <text:p>0.31411036908325146</text:p>
          </table:table-cell>
          <table:table-cell office:value-type="float" office:value="0.3128912965927386">
            <text:p>0.3128912965927386</text:p>
          </table:table-cell>
          <table:table-cell office:value-type="float" office:value="0.30901797302149325">
            <text:p>0.30901797302149325</text:p>
          </table:table-cell>
          <table:table-cell office:value-type="float" office:value="0.3064374143642693">
            <text:p>0.3064374143642693</text:p>
          </table:table-cell>
          <table:table-cell office:value-type="float" office:value="0.30753833506870937">
            <text:p>0.30753833506870937</text:p>
          </table:table-cell>
          <table:table-cell office:value-type="float" office:value="0.3173169838792527">
            <text:p>0.3173169838792527</text:p>
          </table:table-cell>
          <table:table-cell office:value-type="float" office:value="0.32710044527733545">
            <text:p>0.32710044527733545</text:p>
          </table:table-cell>
          <table:table-cell office:value-type="float" office:value="0.32770951799034614">
            <text:p>0.32770951799034614</text:p>
          </table:table-cell>
          <table:table-cell office:value-type="float" office:value="0.32183698280725825">
            <text:p>0.32183698280725825</text:p>
          </table:table-cell>
          <table:table-cell office:value-type="float" office:value="0.30908095596903556">
            <text:p>0.30908095596903556</text:p>
          </table:table-cell>
          <table:table-cell office:value-type="float" office:value="0.2878397217573288">
            <text:p>0.2878397217573288</text:p>
          </table:table-cell>
          <table:table-cell office:value-type="float" office:value="0.2575203894922852">
            <text:p>0.257520389492285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5771274230626564">
            <text:p>0.5771274230626564</text:p>
          </table:table-cell>
          <table:table-cell office:value-type="float" office:value="0.5624351471127738">
            <text:p>0.5624351471127738</text:p>
          </table:table-cell>
          <table:table-cell office:value-type="float" office:value="0.48407715678850793">
            <text:p>0.48407715678850793</text:p>
          </table:table-cell>
          <table:table-cell office:value-type="float" office:value="0.4649819930063327">
            <text:p>0.4649819930063327</text:p>
          </table:table-cell>
          <table:table-cell office:value-type="float" office:value="0.4102504828871824">
            <text:p>0.4102504828871824</text:p>
          </table:table-cell>
          <table:table-cell office:value-type="float" office:value="0.4225164063018343">
            <text:p>0.4225164063018343</text:p>
          </table:table-cell>
          <table:table-cell office:value-type="float" office:value="0.48963044977822445">
            <text:p>0.48963044977822445</text:p>
          </table:table-cell>
          <table:table-cell office:value-type="float" office:value="0.2615003847401659">
            <text:p>0.2615003847401659</text:p>
          </table:table-cell>
          <table:table-cell office:value-type="float" office:value="0.27950488020603254">
            <text:p>0.27950488020603254</text:p>
          </table:table-cell>
          <table:table-cell office:value-type="float" office:value="0.3104269677358179">
            <text:p>0.3104269677358179</text:p>
          </table:table-cell>
          <table:table-cell office:value-type="float" office:value="0.2904243548718464">
            <text:p>0.2904243548718464</text:p>
          </table:table-cell>
          <table:table-cell office:value-type="float" office:value="0.29184829220041447">
            <text:p>0.29184829220041447</text:p>
          </table:table-cell>
          <table:table-cell office:value-type="float" office:value="0.3040912805754217">
            <text:p>0.3040912805754217</text:p>
          </table:table-cell>
          <table:table-cell office:value-type="float" office:value="0.30584178796286643">
            <text:p>0.30584178796286643</text:p>
          </table:table-cell>
          <table:table-cell office:value-type="float" office:value="0.2970336971801135">
            <text:p>0.2970336971801135</text:p>
          </table:table-cell>
          <table:table-cell office:value-type="float" office:value="0.30620537970685974">
            <text:p>0.30620537970685974</text:p>
          </table:table-cell>
          <table:table-cell office:value-type="float" office:value="0.31299124023529856">
            <text:p>0.31299124023529856</text:p>
          </table:table-cell>
          <table:table-cell office:value-type="float" office:value="0.34879423682603616">
            <text:p>0.34879423682603616</text:p>
          </table:table-cell>
          <table:table-cell office:value-type="float" office:value="0.32004334360057135">
            <text:p>0.32004334360057135</text:p>
          </table:table-cell>
          <table:table-cell office:value-type="float" office:value="0.3173827421860869">
            <text:p>0.3173827421860869</text:p>
          </table:table-cell>
          <table:table-cell office:value-type="float" office:value="0.33041743398358014">
            <text:p>0.33041743398358014</text:p>
          </table:table-cell>
          <table:table-cell office:value-type="float" office:value="0.31637344411636414">
            <text:p>0.31637344411636414</text:p>
          </table:table-cell>
          <table:table-cell office:value-type="float" office:value="0.5306867384646546">
            <text:p>0.5306867384646546</text:p>
          </table:table-cell>
          <table:table-cell office:value-type="float" office:value="0.5480475574665715">
            <text:p>0.548047557466571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783867836073814">
            <text:p>0.1783867836073814</text:p>
          </table:table-cell>
          <table:table-cell office:value-type="float" office:value="0.17390609413294028">
            <text:p>0.17390609413294028</text:p>
          </table:table-cell>
          <table:table-cell office:value-type="float" office:value="0.1481340056257525">
            <text:p>0.1481340056257525</text:p>
          </table:table-cell>
          <table:table-cell office:value-type="float" office:value="0.1422285463659592">
            <text:p>0.1422285463659592</text:p>
          </table:table-cell>
          <table:table-cell office:value-type="float" office:value="0.12442387393993931">
            <text:p>0.12442387393993931</text:p>
          </table:table-cell>
          <table:table-cell office:value-type="float" office:value="0.12872785849087034">
            <text:p>0.12872785849087034</text:p>
          </table:table-cell>
          <table:table-cell office:value-type="float" office:value="0.1503261380857738">
            <text:p>0.1503261380857738</text:p>
          </table:table-cell>
          <table:table-cell office:value-type="float" office:value="0.07381093110303606">
            <text:p>0.07381093110303606</text:p>
          </table:table-cell>
          <table:table-cell office:value-type="float" office:value="0.07813449035925825">
            <text:p>0.07813449035925825</text:p>
          </table:table-cell>
          <table:table-cell office:value-type="float" office:value="0.08748554531410192">
            <text:p>0.08748554531410192</text:p>
          </table:table-cell>
          <table:table-cell office:value-type="float" office:value="0.08035631155039309">
            <text:p>0.08035631155039309</text:p>
          </table:table-cell>
          <table:table-cell office:value-type="float" office:value="0.08057265550598702">
            <text:p>0.08057265550598702</text:p>
          </table:table-cell>
          <table:table-cell office:value-type="float" office:value="0.08450244625236089">
            <text:p>0.08450244625236089</text:p>
          </table:table-cell>
          <table:table-cell office:value-type="float" office:value="0.08513831577979235">
            <text:p>0.08513831577979235</text:p>
          </table:table-cell>
          <table:table-cell office:value-type="float" office:value="0.08243276630337494">
            <text:p>0.08243276630337494</text:p>
          </table:table-cell>
          <table:table-cell office:value-type="float" office:value="0.08557646391492732">
            <text:p>0.08557646391492732</text:p>
          </table:table-cell>
          <table:table-cell office:value-type="float" office:value="0.08775380640083055">
            <text:p>0.08775380640083055</text:p>
          </table:table-cell>
          <table:table-cell office:value-type="float" office:value="0.09904575308409033">
            <text:p>0.09904575308409033</text:p>
          </table:table-cell>
          <table:table-cell office:value-type="float" office:value="0.08910743874625376">
            <text:p>0.08910743874625376</text:p>
          </table:table-cell>
          <table:table-cell office:value-type="float" office:value="0.08820237442177709">
            <text:p>0.08820237442177709</text:p>
          </table:table-cell>
          <table:table-cell office:value-type="float" office:value="0.09277900758124269">
            <text:p>0.09277900758124269</text:p>
          </table:table-cell>
          <table:table-cell office:value-type="float" office:value="0.08878997559207769">
            <text:p>0.08878997559207769</text:p>
          </table:table-cell>
          <table:table-cell office:value-type="float" office:value="0.16032030237387826">
            <text:p>0.16032030237387826</text:p>
          </table:table-cell>
          <table:table-cell office:value-type="float" office:value="0.167526409600683">
            <text:p>0.1675264096006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4102564810433133">
            <text:p>0.24102564810433133</text:p>
          </table:table-cell>
          <table:table-cell office:value-type="float" office:value="0.23461723377328136">
            <text:p>0.23461723377328136</text:p>
          </table:table-cell>
          <table:table-cell office:value-type="float" office:value="0.20887033075770386">
            <text:p>0.20887033075770386</text:p>
          </table:table-cell>
          <table:table-cell office:value-type="float" office:value="0.20091024653285725">
            <text:p>0.20091024653285725</text:p>
          </table:table-cell>
          <table:table-cell office:value-type="float" office:value="0.1820425804975215">
            <text:p>0.1820425804975215</text:p>
          </table:table-cell>
          <table:table-cell office:value-type="float" office:value="0.18486042803224612">
            <text:p>0.18486042803224612</text:p>
          </table:table-cell>
          <table:table-cell office:value-type="float" office:value="0.20905119908429634">
            <text:p>0.20905119908429634</text:p>
          </table:table-cell>
          <table:table-cell office:value-type="float" office:value="0.14075840480601062">
            <text:p>0.14075840480601062</text:p>
          </table:table-cell>
          <table:table-cell office:value-type="float" office:value="0.15385918453240638">
            <text:p>0.15385918453240638</text:p>
          </table:table-cell>
          <table:table-cell office:value-type="float" office:value="0.16770282172528936">
            <text:p>0.16770282172528936</text:p>
          </table:table-cell>
          <table:table-cell office:value-type="float" office:value="0.16360451913715288">
            <text:p>0.16360451913715288</text:p>
          </table:table-cell>
          <table:table-cell office:value-type="float" office:value="0.16520528228577464">
            <text:p>0.16520528228577464</text:p>
          </table:table-cell>
          <table:table-cell office:value-type="float" office:value="0.16966395318761593">
            <text:p>0.16966395318761593</text:p>
          </table:table-cell>
          <table:table-cell office:value-type="float" office:value="0.16996883293978682">
            <text:p>0.16996883293978682</text:p>
          </table:table-cell>
          <table:table-cell office:value-type="float" office:value="0.166213969375696">
            <text:p>0.166213969375696</text:p>
          </table:table-cell>
          <table:table-cell office:value-type="float" office:value="0.16865613442353378">
            <text:p>0.16865613442353378</text:p>
          </table:table-cell>
          <table:table-cell office:value-type="float" office:value="0.1711310306798914">
            <text:p>0.1711310306798914</text:p>
          </table:table-cell>
          <table:table-cell office:value-type="float" office:value="0.18506989117711584">
            <text:p>0.18506989117711584</text:p>
          </table:table-cell>
          <table:table-cell office:value-type="float" office:value="0.17779026368025297">
            <text:p>0.17779026368025297</text:p>
          </table:table-cell>
          <table:table-cell office:value-type="float" office:value="0.17705085799402037">
            <text:p>0.17705085799402037</text:p>
          </table:table-cell>
          <table:table-cell office:value-type="float" office:value="0.18003229576122284">
            <text:p>0.18003229576122284</text:p>
          </table:table-cell>
          <table:table-cell office:value-type="float" office:value="0.17258512850757282">
            <text:p>0.17258512850757282</text:p>
          </table:table-cell>
          <table:table-cell office:value-type="float" office:value="0.2383184528195838">
            <text:p>0.2383184528195838</text:p>
          </table:table-cell>
          <table:table-cell office:value-type="float" office:value="0.23729681740617817">
            <text:p>0.2372968174061781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56975045653239">
            <text:p>0.156975045653239</text:p>
          </table:table-cell>
          <table:table-cell office:value-type="float" office:value="0.1521453492605513">
            <text:p>0.1521453492605513</text:p>
          </table:table-cell>
          <table:table-cell office:value-type="float" office:value="0.15217657703628676">
            <text:p>0.15217657703628676</text:p>
          </table:table-cell>
          <table:table-cell office:value-type="float" office:value="0.1470275527492466">
            <text:p>0.1470275527492466</text:p>
          </table:table-cell>
          <table:table-cell office:value-type="float" office:value="0.1443454225549726">
            <text:p>0.1443454225549726</text:p>
          </table:table-cell>
          <table:table-cell office:value-type="float" office:value="0.14063164720108354">
            <text:p>0.14063164720108354</text:p>
          </table:table-cell>
          <table:table-cell office:value-type="float" office:value="0.1471460554189123">
            <text:p>0.1471460554189123</text:p>
          </table:table-cell>
          <table:table-cell office:value-type="float" office:value="0.167628388496865">
            <text:p>0.167628388496865</text:p>
          </table:table-cell>
          <table:table-cell office:value-type="float" office:value="0.18959888295300925">
            <text:p>0.18959888295300925</text:p>
          </table:table-cell>
          <table:table-cell office:value-type="float" office:value="0.20085319270618623">
            <text:p>0.20085319270618623</text:p>
          </table:table-cell>
          <table:table-cell office:value-type="float" office:value="0.20842935858720454">
            <text:p>0.20842935858720454</text:p>
          </table:table-cell>
          <table:table-cell office:value-type="float" office:value="0.21189416066550443">
            <text:p>0.21189416066550443</text:p>
          </table:table-cell>
          <table:table-cell office:value-type="float" office:value="0.21322254207689545">
            <text:p>0.21322254207689545</text:p>
          </table:table-cell>
          <table:table-cell office:value-type="float" office:value="0.21239501850242024">
            <text:p>0.21239501850242024</text:p>
          </table:table-cell>
          <table:table-cell office:value-type="float" office:value="0.20976575191514643">
            <text:p>0.20976575191514643</text:p>
          </table:table-cell>
          <table:table-cell office:value-type="float" office:value="0.2080140323572154">
            <text:p>0.2080140323572154</text:p>
          </table:table-cell>
          <table:table-cell office:value-type="float" office:value="0.20876135283539937">
            <text:p>0.20876135283539937</text:p>
          </table:table-cell>
          <table:table-cell office:value-type="float" office:value="0.21539923735843045">
            <text:p>0.21539923735843045</text:p>
          </table:table-cell>
          <table:table-cell office:value-type="float" office:value="0.22204038873365717">
            <text:p>0.22204038873365717</text:p>
          </table:table-cell>
          <table:table-cell office:value-type="float" office:value="0.2224538358686775">
            <text:p>0.2224538358686775</text:p>
          </table:table-cell>
          <table:table-cell office:value-type="float" office:value="0.21846747628485275">
            <text:p>0.21846747628485275</text:p>
          </table:table-cell>
          <table:table-cell office:value-type="float" office:value="0.2098085056269119">
            <text:p>0.2098085056269119</text:p>
          </table:table-cell>
          <table:table-cell office:value-type="float" office:value="0.19538965670864958">
            <text:p>0.19538965670864958</text:p>
          </table:table-cell>
          <table:table-cell office:value-type="float" office:value="0.1748084669870416">
            <text:p>0.1748084669870416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7148863544080643">
            <text:p>0.07148863544080643</text:p>
          </table:table-cell>
          <table:table-cell office:value-type="float" office:value="0.06928912402630177">
            <text:p>0.06928912402630177</text:p>
          </table:table-cell>
          <table:table-cell office:value-type="float" office:value="0.06930334559295862">
            <text:p>0.06930334559295862</text:p>
          </table:table-cell>
          <table:table-cell office:value-type="float" office:value="0.06695840778070794">
            <text:p>0.06695840778070794</text:p>
          </table:table-cell>
          <table:table-cell office:value-type="float" office:value="0.06573692810624529">
            <text:p>0.06573692810624529</text:p>
          </table:table-cell>
          <table:table-cell office:value-type="float" office:value="0.06404562276992004">
            <text:p>0.06404562276992004</text:p>
          </table:table-cell>
          <table:table-cell office:value-type="float" office:value="0.06701237555702055">
            <text:p>0.06701237555702055</text:p>
          </table:table-cell>
          <table:table-cell office:value-type="float" office:value="0.07634031705430455">
            <text:p>0.07634031705430455</text:p>
          </table:table-cell>
          <table:table-cell office:value-type="float" office:value="0.08634598809643432">
            <text:p>0.08634598809643432</text:p>
          </table:table-cell>
          <table:table-cell office:value-type="float" office:value="0.09147135846173476">
            <text:p>0.09147135846173476</text:p>
          </table:table-cell>
          <table:table-cell office:value-type="float" office:value="0.09492165056678421">
            <text:p>0.09492165056678421</text:p>
          </table:table-cell>
          <table:table-cell office:value-type="float" office:value="0.09649956998460894">
            <text:p>0.09649956998460894</text:p>
          </table:table-cell>
          <table:table-cell office:value-type="float" office:value="0.09710453349361771">
            <text:p>0.09710453349361771</text:p>
          </table:table-cell>
          <table:table-cell office:value-type="float" office:value="0.09672766766193054">
            <text:p>0.09672766766193054</text:p>
          </table:table-cell>
          <table:table-cell office:value-type="float" office:value="0.0955302628148595">
            <text:p>0.0955302628148595</text:p>
          </table:table-cell>
          <table:table-cell office:value-type="float" office:value="0.09473250518178926">
            <text:p>0.09473250518178926</text:p>
          </table:table-cell>
          <table:table-cell office:value-type="float" office:value="0.09507284539956083">
            <text:p>0.09507284539956083</text:p>
          </table:table-cell>
          <table:table-cell office:value-type="float" office:value="0.09809583102629142">
            <text:p>0.09809583102629142</text:p>
          </table:table-cell>
          <table:table-cell office:value-type="float" office:value="0.10112030442329008">
            <text:p>0.10112030442329008</text:p>
          </table:table-cell>
          <table:table-cell office:value-type="float" office:value="0.10130859404210507">
            <text:p>0.10130859404210507</text:p>
          </table:table-cell>
          <table:table-cell office:value-type="float" office:value="0.09949315002781522">
            <text:p>0.09949315002781522</text:p>
          </table:table-cell>
          <table:table-cell office:value-type="float" office:value="0.09554973345429424">
            <text:p>0.09554973345429424</text:p>
          </table:table-cell>
          <table:table-cell office:value-type="float" office:value="0.0889831876093533">
            <text:p>0.0889831876093533</text:p>
          </table:table-cell>
          <table:table-cell office:value-type="float" office:value="0.07961022541129609">
            <text:p>0.07961022541129609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368353901144709">
            <text:p>0.1368353901144709</text:p>
          </table:table-cell>
          <table:table-cell office:value-type="float" office:value="0.13262533629809548">
            <text:p>0.13262533629809548</text:p>
          </table:table-cell>
          <table:table-cell office:value-type="float" office:value="0.13265255759850983">
            <text:p>0.13265255759850983</text:p>
          </table:table-cell>
          <table:table-cell office:value-type="float" office:value="0.1281641451626737">
            <text:p>0.1281641451626737</text:p>
          </table:table-cell>
          <table:table-cell office:value-type="float" office:value="0.1258261281234425">
            <text:p>0.1258261281234425</text:p>
          </table:table-cell>
          <table:table-cell office:value-type="float" office:value="0.12258882440276397">
            <text:p>0.12258882440276397</text:p>
          </table:table-cell>
          <table:table-cell office:value-type="float" office:value="0.12826744412312832">
            <text:p>0.12826744412312832</text:p>
          </table:table-cell>
          <table:table-cell office:value-type="float" office:value="0.14612192555049744">
            <text:p>0.14612192555049744</text:p>
          </table:table-cell>
          <table:table-cell office:value-type="float" office:value="0.16527363955321447">
            <text:p>0.16527363955321447</text:p>
          </table:table-cell>
          <table:table-cell office:value-type="float" office:value="0.17508403877390988">
            <text:p>0.17508403877390988</text:p>
          </table:table-cell>
          <table:table-cell office:value-type="float" office:value="0.1816881942916665">
            <text:p>0.1816881942916665</text:p>
          </table:table-cell>
          <table:table-cell office:value-type="float" office:value="0.18470846762288812">
            <text:p>0.18470846762288812</text:p>
          </table:table-cell>
          <table:table-cell office:value-type="float" office:value="0.18586641975401708">
            <text:p>0.18586641975401708</text:p>
          </table:table-cell>
          <table:table-cell office:value-type="float" office:value="0.18514506617408494">
            <text:p>0.18514506617408494</text:p>
          </table:table-cell>
          <table:table-cell office:value-type="float" office:value="0.18285313042284773">
            <text:p>0.18285313042284773</text:p>
          </table:table-cell>
          <table:table-cell office:value-type="float" office:value="0.18132615377453354">
            <text:p>0.18132615377453354</text:p>
          </table:table-cell>
          <table:table-cell office:value-type="float" office:value="0.18197759419136675">
            <text:p>0.18197759419136675</text:p>
          </table:table-cell>
          <table:table-cell office:value-type="float" office:value="0.18776384839797577">
            <text:p>0.18776384839797577</text:p>
          </table:table-cell>
          <table:table-cell office:value-type="float" office:value="0.19355295032469907">
            <text:p>0.19355295032469907</text:p>
          </table:table-cell>
          <table:table-cell office:value-type="float" office:value="0.1939133528318411">
            <text:p>0.1939133528318411</text:p>
          </table:table-cell>
          <table:table-cell office:value-type="float" office:value="0.19043843701627816">
            <text:p>0.19043843701627816</text:p>
          </table:table-cell>
          <table:table-cell office:value-type="float" office:value="0.1828903988995285">
            <text:p>0.1828903988995285</text:p>
          </table:table-cell>
          <table:table-cell office:value-type="float" office:value="0.17032146599352702">
            <text:p>0.17032146599352702</text:p>
          </table:table-cell>
          <table:table-cell office:value-type="float" office:value="0.15238081107696697">
            <text:p>0.15238081107696697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1405329750146635">
            <text:p>0.11405329750146635</text:p>
          </table:table-cell>
          <table:table-cell office:value-type="float" office:value="0.11054418688312068">
            <text:p>0.11054418688312068</text:p>
          </table:table-cell>
          <table:table-cell office:value-type="float" office:value="0.11056687603591887">
            <text:p>0.11056687603591887</text:p>
          </table:table-cell>
          <table:table-cell office:value-type="float" office:value="0.10682575147431621">
            <text:p>0.10682575147431621</text:p>
          </table:table-cell>
          <table:table-cell office:value-type="float" office:value="0.10487699718848523">
            <text:p>0.10487699718848523</text:p>
          </table:table-cell>
          <table:table-cell office:value-type="float" office:value="0.10217868088267956">
            <text:p>0.10217868088267956</text:p>
          </table:table-cell>
          <table:table-cell office:value-type="float" office:value="0.10691185191264928">
            <text:p>0.10691185191264928</text:p>
          </table:table-cell>
          <table:table-cell office:value-type="float" office:value="0.12179369264308115">
            <text:p>0.12179369264308115</text:p>
          </table:table-cell>
          <table:table-cell office:value-type="float" office:value="0.1377567862038017">
            <text:p>0.1377567862038017</text:p>
          </table:table-cell>
          <table:table-cell office:value-type="float" office:value="0.14593382563775242">
            <text:p>0.14593382563775242</text:p>
          </table:table-cell>
          <table:table-cell office:value-type="float" office:value="0.1514384375176372">
            <text:p>0.1514384375176372</text:p>
          </table:table-cell>
          <table:table-cell office:value-type="float" office:value="0.15395585740801196">
            <text:p>0.15395585740801196</text:p>
          </table:table-cell>
          <table:table-cell office:value-type="float" office:value="0.1549210189703374">
            <text:p>0.1549210189703374</text:p>
          </table:table-cell>
          <table:table-cell office:value-type="float" office:value="0.15431976549061197">
            <text:p>0.15431976549061197</text:p>
          </table:table-cell>
          <table:table-cell office:value-type="float" office:value="0.15240942029503526">
            <text:p>0.15240942029503526</text:p>
          </table:table-cell>
          <table:table-cell office:value-type="float" office:value="0.1511366741012169">
            <text:p>0.1511366741012169</text:p>
          </table:table-cell>
          <table:table-cell office:value-type="float" office:value="0.15167965444864953">
            <text:p>0.15167965444864953</text:p>
          </table:table-cell>
          <table:table-cell office:value-type="float" office:value="0.1565025396093776">
            <text:p>0.1565025396093776</text:p>
          </table:table-cell>
          <table:table-cell office:value-type="float" office:value="0.16132779836562822">
            <text:p>0.16132779836562822</text:p>
          </table:table-cell>
          <table:table-cell office:value-type="float" office:value="0.16162819648875226">
            <text:p>0.16162819648875226</text:p>
          </table:table-cell>
          <table:table-cell office:value-type="float" office:value="0.15873182876565525">
            <text:p>0.15873182876565525</text:p>
          </table:table-cell>
          <table:table-cell office:value-type="float" office:value="0.15244048384266495">
            <text:p>0.15244048384266495</text:p>
          </table:table-cell>
          <table:table-cell office:value-type="float" office:value="0.141964186425711">
            <text:p>0.141964186425711</text:p>
          </table:table-cell>
          <table:table-cell office:value-type="float" office:value="0.12701051946237754">
            <text:p>0.1270105194623775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4781774723236566">
            <text:p>0.24781774723236566</text:p>
          </table:table-cell>
          <table:table-cell office:value-type="float" office:value="0.24019306730396267">
            <text:p>0.24019306730396267</text:p>
          </table:table-cell>
          <table:table-cell office:value-type="float" office:value="0.24024236684072578">
            <text:p>0.24024236684072578</text:p>
          </table:table-cell>
          <table:table-cell office:value-type="float" office:value="0.23211356143761944">
            <text:p>0.23211356143761944</text:p>
          </table:table-cell>
          <table:table-cell office:value-type="float" office:value="0.22787926126740402">
            <text:p>0.22787926126740402</text:p>
          </table:table-cell>
          <table:table-cell office:value-type="float" office:value="0.22201629471690562">
            <text:p>0.22201629471690562</text:p>
          </table:table-cell>
          <table:table-cell office:value-type="float" office:value="0.23230064254032162">
            <text:p>0.23230064254032162</text:p>
          </table:table-cell>
          <table:table-cell office:value-type="float" office:value="0.2646362639145227">
            <text:p>0.2646362639145227</text:p>
          </table:table-cell>
          <table:table-cell office:value-type="float" office:value="0.29932125743719024">
            <text:p>0.29932125743719024</text:p>
          </table:table-cell>
          <table:table-cell office:value-type="float" office:value="0.31708852533688325">
            <text:p>0.31708852533688325</text:p>
          </table:table-cell>
          <table:table-cell office:value-type="float" office:value="0.32904907838835334">
            <text:p>0.32904907838835334</text:p>
          </table:table-cell>
          <table:table-cell office:value-type="float" office:value="0.33451898885773595">
            <text:p>0.33451898885773595</text:p>
          </table:table-cell>
          <table:table-cell office:value-type="float" office:value="0.33661611510774586">
            <text:p>0.33661611510774586</text:p>
          </table:table-cell>
          <table:table-cell office:value-type="float" office:value="0.33530969708980846">
            <text:p>0.33530969708980846</text:p>
          </table:table-cell>
          <table:table-cell office:value-type="float" office:value="0.3311588531144488">
            <text:p>0.3311588531144488</text:p>
          </table:table-cell>
          <table:table-cell office:value-type="float" office:value="0.3283933995812278">
            <text:p>0.3283933995812278</text:p>
          </table:table-cell>
          <table:table-cell office:value-type="float" office:value="0.32957320033613974">
            <text:p>0.32957320033613974</text:p>
          </table:table-cell>
          <table:table-cell office:value-type="float" office:value="0.3400524811800511">
            <text:p>0.3400524811800511</text:p>
          </table:table-cell>
          <table:table-cell office:value-type="float" office:value="0.3505369194293865">
            <text:p>0.3505369194293865</text:p>
          </table:table-cell>
          <table:table-cell office:value-type="float" office:value="0.35118963169440953">
            <text:p>0.35118963169440953</text:p>
          </table:table-cell>
          <table:table-cell office:value-type="float" office:value="0.34489633426225663">
            <text:p>0.34489633426225663</text:p>
          </table:table-cell>
          <table:table-cell office:value-type="float" office:value="0.3312263487376635">
            <text:p>0.3312263487376635</text:p>
          </table:table-cell>
          <table:table-cell office:value-type="float" office:value="0.30846319780664927">
            <text:p>0.30846319780664927</text:p>
          </table:table-cell>
          <table:table-cell office:value-type="float" office:value="0.27597151066653086">
            <text:p>0.2759715106665308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573967092979341">
            <text:p>0.2573967092979341</text:p>
          </table:table-cell>
          <table:table-cell office:value-type="float" office:value="0.2504847272160414">
            <text:p>0.2504847272160414</text:p>
          </table:table-cell>
          <table:table-cell office:value-type="float" office:value="0.22473786973684912">
            <text:p>0.22473786973684912</text:p>
          </table:table-cell>
          <table:table-cell office:value-type="float" office:value="0.2162407826528494">
            <text:p>0.2162407826528494</text:p>
          </table:table-cell>
          <table:table-cell office:value-type="float" office:value="0.19709155880097706">
            <text:p>0.19709155880097706</text:p>
          </table:table-cell>
          <table:table-cell office:value-type="float" office:value="0.19952315422276928">
            <text:p>0.19952315422276928</text:p>
          </table:table-cell>
          <table:table-cell office:value-type="float" office:value="0.2243950847748573">
            <text:p>0.2243950847748573</text:p>
          </table:table-cell>
          <table:table-cell office:value-type="float" office:value="0.15822599342221824">
            <text:p>0.15822599342221824</text:p>
          </table:table-cell>
          <table:table-cell office:value-type="float" office:value="0.17361552602437325">
            <text:p>0.17361552602437325</text:p>
          </table:table-cell>
          <table:table-cell office:value-type="float" office:value="0.18863245692996883">
            <text:p>0.18863245692996883</text:p>
          </table:table-cell>
          <table:table-cell office:value-type="float" office:value="0.185322320755067">
            <text:p>0.185322320755067</text:p>
          </table:table-cell>
          <table:table-cell office:value-type="float" office:value="0.18728396805128514">
            <text:p>0.18728396805128514</text:p>
          </table:table-cell>
          <table:table-cell office:value-type="float" office:value="0.19188147812901096">
            <text:p>0.19188147812901096</text:p>
          </table:table-cell>
          <table:table-cell office:value-type="float" office:value="0.19210025087792712">
            <text:p>0.19210025087792712</text:p>
          </table:table-cell>
          <table:table-cell office:value-type="float" office:value="0.1880712139957147">
            <text:p>0.1880712139957147</text:p>
          </table:table-cell>
          <table:table-cell office:value-type="float" office:value="0.1903313295865802">
            <text:p>0.1903313295865802</text:p>
          </table:table-cell>
          <table:table-cell office:value-type="float" office:value="0.19288432978567333">
            <text:p>0.19288432978567333</text:p>
          </table:table-cell>
          <table:table-cell office:value-type="float" office:value="0.20751592735578983">
            <text:p>0.20751592735578983</text:p>
          </table:table-cell>
          <table:table-cell office:value-type="float" office:value="0.2009267354927125">
            <text:p>0.2009267354927125</text:p>
          </table:table-cell>
          <table:table-cell office:value-type="float" office:value="0.20023027748075756">
            <text:p>0.20023027748075756</text:p>
          </table:table-cell>
          <table:table-cell office:value-type="float" office:value="0.202797107563277">
            <text:p>0.202797107563277</text:p>
          </table:table-cell>
          <table:table-cell office:value-type="float" office:value="0.19444761693025">
            <text:p>0.19444761693025</text:p>
          </table:table-cell>
          <table:table-cell office:value-type="float" office:value="0.25868812658357726">
            <text:p>0.25868812658357726</text:p>
          </table:table-cell>
          <table:table-cell office:value-type="float" office:value="0.25552386825287354">
            <text:p>0.2555238682528735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8495470070810987">
            <text:p>0.028495470070810987</text:p>
          </table:table-cell>
          <table:table-cell office:value-type="float" office:value="0.027618741744749622">
            <text:p>0.027618741744749622</text:p>
          </table:table-cell>
          <table:table-cell office:value-type="float" office:value="0.027624410481109293">
            <text:p>0.027624410481109293</text:p>
          </table:table-cell>
          <table:table-cell office:value-type="float" office:value="0.026689714989512888">
            <text:p>0.026689714989512888</text:p>
          </table:table-cell>
          <table:table-cell office:value-type="float" office:value="0.02620283148290897">
            <text:p>0.02620283148290897</text:p>
          </table:table-cell>
          <table:table-cell office:value-type="float" office:value="0.025528674810387703">
            <text:p>0.025528674810387703</text:p>
          </table:table-cell>
          <table:table-cell office:value-type="float" office:value="0.026711226620630628">
            <text:p>0.026711226620630628</text:p>
          </table:table-cell>
          <table:table-cell office:value-type="float" office:value="0.030429357147520025">
            <text:p>0.030429357147520025</text:p>
          </table:table-cell>
          <table:table-cell office:value-type="float" office:value="0.03441763161885844">
            <text:p>0.03441763161885844</text:p>
          </table:table-cell>
          <table:table-cell office:value-type="float" office:value="0.03646061141481737">
            <text:p>0.03646061141481737</text:p>
          </table:table-cell>
          <table:table-cell office:value-type="float" office:value="0.03783590267347345">
            <text:p>0.03783590267347345</text:p>
          </table:table-cell>
          <table:table-cell office:value-type="float" office:value="0.03846486356029862">
            <text:p>0.03846486356029862</text:p>
          </table:table-cell>
          <table:table-cell office:value-type="float" office:value="0.03870600286109245">
            <text:p>0.03870600286109245</text:p>
          </table:table-cell>
          <table:table-cell office:value-type="float" office:value="0.038555783613496826">
            <text:p>0.038555783613496826</text:p>
          </table:table-cell>
          <table:table-cell office:value-type="float" office:value="0.03807849636676222">
            <text:p>0.03807849636676222</text:p>
          </table:table-cell>
          <table:table-cell office:value-type="float" office:value="0.03776050905847547">
            <text:p>0.03776050905847547</text:p>
          </table:table-cell>
          <table:table-cell office:value-type="float" office:value="0.03789616914527947">
            <text:p>0.03789616914527947</text:p>
          </table:table-cell>
          <table:table-cell office:value-type="float" office:value="0.03910113544404616">
            <text:p>0.03910113544404616</text:p>
          </table:table-cell>
          <table:table-cell office:value-type="float" office:value="0.04030669477012263">
            <text:p>0.04030669477012263</text:p>
          </table:table-cell>
          <table:table-cell office:value-type="float" office:value="0.04038174727552432">
            <text:p>0.04038174727552432</text:p>
          </table:table-cell>
          <table:table-cell office:value-type="float" office:value="0.03965810875234593">
            <text:p>0.03965810875234593</text:p>
          </table:table-cell>
          <table:table-cell office:value-type="float" office:value="0.0380862573908726">
            <text:p>0.0380862573908726</text:p>
          </table:table-cell>
          <table:table-cell office:value-type="float" office:value="0.035468823033098895">
            <text:p>0.035468823033098895</text:p>
          </table:table-cell>
          <table:table-cell office:value-type="float" office:value="0.03173274719191527">
            <text:p>0.0317327471919152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9953970771389892">
            <text:p>0.19953970771389892</text:p>
          </table:table-cell>
          <table:table-cell office:value-type="float" office:value="0.19340041211737008">
            <text:p>0.19340041211737008</text:p>
          </table:table-cell>
          <table:table-cell office:value-type="float" office:value="0.19344010747924714">
            <text:p>0.19344010747924714</text:p>
          </table:table-cell>
          <table:table-cell office:value-type="float" office:value="0.18689489644285448">
            <text:p>0.18689489644285448</text:p>
          </table:table-cell>
          <table:table-cell office:value-type="float" office:value="0.18348549163721214">
            <text:p>0.18348549163721214</text:p>
          </table:table-cell>
          <table:table-cell office:value-type="float" office:value="0.17876470531384292">
            <text:p>0.17876470531384292</text:p>
          </table:table-cell>
          <table:table-cell office:value-type="float" office:value="0.18704553177454117">
            <text:p>0.18704553177454117</text:p>
          </table:table-cell>
          <table:table-cell office:value-type="float" office:value="0.21308176408564097">
            <text:p>0.21308176408564097</text:p>
          </table:table-cell>
          <table:table-cell office:value-type="float" office:value="0.2410096810603771">
            <text:p>0.2410096810603771</text:p>
          </table:table-cell>
          <table:table-cell office:value-type="float" office:value="0.25531565988220534">
            <text:p>0.25531565988220534</text:p>
          </table:table-cell>
          <table:table-cell office:value-type="float" office:value="0.26494614553805623">
            <text:p>0.26494614553805623</text:p>
          </table:table-cell>
          <table:table-cell office:value-type="float" office:value="0.26935044808890823">
            <text:p>0.26935044808890823</text:p>
          </table:table-cell>
          <table:table-cell office:value-type="float" office:value="0.2710390275536143">
            <text:p>0.2710390275536143</text:p>
          </table:table-cell>
          <table:table-cell office:value-type="float" office:value="0.2699871163311026">
            <text:p>0.2699871163311026</text:p>
          </table:table-cell>
          <table:table-cell office:value-type="float" office:value="0.26664490939532165">
            <text:p>0.26664490939532165</text:p>
          </table:table-cell>
          <table:table-cell office:value-type="float" office:value="0.26441820127664295">
            <text:p>0.26441820127664295</text:p>
          </table:table-cell>
          <table:table-cell office:value-type="float" office:value="0.2653681618844883">
            <text:p>0.2653681618844883</text:p>
          </table:table-cell>
          <table:table-cell office:value-type="float" office:value="0.2738059459415159">
            <text:p>0.2738059459415159</text:p>
          </table:table-cell>
          <table:table-cell office:value-type="float" office:value="0.2822478826759964">
            <text:p>0.2822478826759964</text:p>
          </table:table-cell>
          <table:table-cell office:value-type="float" office:value="0.28277343831532664">
            <text:p>0.28277343831532664</text:p>
          </table:table-cell>
          <table:table-cell office:value-type="float" office:value="0.2777061550226928">
            <text:p>0.2777061550226928</text:p>
          </table:table-cell>
          <table:table-cell office:value-type="float" office:value="0.26669925601528327">
            <text:p>0.26669925601528327</text:p>
          </table:table-cell>
          <table:table-cell office:value-type="float" office:value="0.24837065552500834">
            <text:p>0.24837065552500834</text:p>
          </table:table-cell>
          <table:table-cell office:value-type="float" office:value="0.22220876103812331">
            <text:p>0.2222087610381233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607601582190366">
            <text:p>0.1607601582190366</text:p>
          </table:table-cell>
          <table:table-cell office:value-type="float" office:value="0.15581400417902566">
            <text:p>0.15581400417902566</text:p>
          </table:table-cell>
          <table:table-cell office:value-type="float" office:value="0.1558459849448044">
            <text:p>0.1558459849448044</text:p>
          </table:table-cell>
          <table:table-cell office:value-type="float" office:value="0.15057280311126245">
            <text:p>0.15057280311126245</text:p>
          </table:table-cell>
          <table:table-cell office:value-type="float" office:value="0.14782599916798986">
            <text:p>0.14782599916798986</text:p>
          </table:table-cell>
          <table:table-cell office:value-type="float" office:value="0.14402267418090955">
            <text:p>0.14402267418090955</text:p>
          </table:table-cell>
          <table:table-cell office:value-type="float" office:value="0.15069416321563742">
            <text:p>0.15069416321563742</text:p>
          </table:table-cell>
          <table:table-cell office:value-type="float" office:value="0.1716703833059341">
            <text:p>0.1716703833059341</text:p>
          </table:table-cell>
          <table:table-cell office:value-type="float" office:value="0.19417064855651714">
            <text:p>0.19417064855651714</text:p>
          </table:table-cell>
          <table:table-cell office:value-type="float" office:value="0.20569633156579858">
            <text:p>0.20569633156579858</text:p>
          </table:table-cell>
          <table:table-cell office:value-type="float" office:value="0.21345518024558618">
            <text:p>0.21345518024558618</text:p>
          </table:table-cell>
          <table:table-cell office:value-type="float" office:value="0.21700352850684718">
            <text:p>0.21700352850684718</text:p>
          </table:table-cell>
          <table:table-cell office:value-type="float" office:value="0.21836394095317982">
            <text:p>0.21836394095317982</text:p>
          </table:table-cell>
          <table:table-cell office:value-type="float" office:value="0.2175164634435618">
            <text:p>0.2175164634435618</text:p>
          </table:table-cell>
          <table:table-cell office:value-type="float" office:value="0.2148237977984498">
            <text:p>0.2148237977984498</text:p>
          </table:table-cell>
          <table:table-cell office:value-type="float" office:value="0.2130298393248827">
            <text:p>0.2130298393248827</text:p>
          </table:table-cell>
          <table:table-cell office:value-type="float" office:value="0.21379517981459642">
            <text:p>0.21379517981459642</text:p>
          </table:table-cell>
          <table:table-cell office:value-type="float" office:value="0.2205931225176647">
            <text:p>0.2205931225176647</text:p>
          </table:table-cell>
          <table:table-cell office:value-type="float" office:value="0.22739441084598014">
            <text:p>0.22739441084598014</text:p>
          </table:table-cell>
          <table:table-cell office:value-type="float" office:value="0.22781782736141623">
            <text:p>0.22781782736141623</text:p>
          </table:table-cell>
          <table:table-cell office:value-type="float" office:value="0.22373534536724454">
            <text:p>0.22373534536724454</text:p>
          </table:table-cell>
          <table:table-cell office:value-type="float" office:value="0.21486758242319298">
            <text:p>0.21486758242319298</text:p>
          </table:table-cell>
          <table:table-cell office:value-type="float" office:value="0.20010105425440053">
            <text:p>0.20010105425440053</text:p>
          </table:table-cell>
          <table:table-cell office:value-type="float" office:value="0.17902359380702065">
            <text:p>0.1790235938070206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7598792018882922">
            <text:p>0.07598792018882922</text:p>
          </table:table-cell>
          <table:table-cell office:value-type="float" office:value="0.07364997798599912">
            <text:p>0.07364997798599912</text:p>
          </table:table-cell>
          <table:table-cell office:value-type="float" office:value="0.07366509461629163">
            <text:p>0.07366509461629163</text:p>
          </table:table-cell>
          <table:table-cell office:value-type="float" office:value="0.07117257330536791">
            <text:p>0.07117257330536791</text:p>
          </table:table-cell>
          <table:table-cell office:value-type="float" office:value="0.06987421728775715">
            <text:p>0.06987421728775715</text:p>
          </table:table-cell>
          <table:table-cell office:value-type="float" office:value="0.06807646616103379">
            <text:p>0.06807646616103379</text:p>
          </table:table-cell>
          <table:table-cell office:value-type="float" office:value="0.07122993765501491">
            <text:p>0.07122993765501491</text:p>
          </table:table-cell>
          <table:table-cell office:value-type="float" office:value="0.08114495239338673">
            <text:p>0.08114495239338673</text:p>
          </table:table-cell>
          <table:table-cell office:value-type="float" office:value="0.0917803509836226">
            <text:p>0.0917803509836226</text:p>
          </table:table-cell>
          <table:table-cell office:value-type="float" office:value="0.09722829710617957">
            <text:p>0.09722829710617957</text:p>
          </table:table-cell>
          <table:table-cell office:value-type="float" office:value="0.10089574046259586">
            <text:p>0.10089574046259586</text:p>
          </table:table-cell>
          <table:table-cell office:value-type="float" office:value="0.10257296949412982">
            <text:p>0.10257296949412982</text:p>
          </table:table-cell>
          <table:table-cell office:value-type="float" office:value="0.10321600762957969">
            <text:p>0.10321600762957969</text:p>
          </table:table-cell>
          <table:table-cell office:value-type="float" office:value="0.10281542296932467">
            <text:p>0.10281542296932467</text:p>
          </table:table-cell>
          <table:table-cell office:value-type="float" office:value="0.10154265697803251">
            <text:p>0.10154265697803251</text:p>
          </table:table-cell>
          <table:table-cell office:value-type="float" office:value="0.10069469082260109">
            <text:p>0.10069469082260109</text:p>
          </table:table-cell>
          <table:table-cell office:value-type="float" office:value="0.10105645105407872">
            <text:p>0.10105645105407872</text:p>
          </table:table-cell>
          <table:table-cell office:value-type="float" office:value="0.10426969451745652">
            <text:p>0.10426969451745652</text:p>
          </table:table-cell>
          <table:table-cell office:value-type="float" office:value="0.10748451938699366">
            <text:p>0.10748451938699366</text:p>
          </table:table-cell>
          <table:table-cell office:value-type="float" office:value="0.10768465940139828">
            <text:p>0.10768465940139828</text:p>
          </table:table-cell>
          <table:table-cell office:value-type="float" office:value="0.1057549566729225">
            <text:p>0.1057549566729225</text:p>
          </table:table-cell>
          <table:table-cell office:value-type="float" office:value="0.1015633530423267">
            <text:p>0.1015633530423267</text:p>
          </table:table-cell>
          <table:table-cell office:value-type="float" office:value="0.09458352808826363">
            <text:p>0.09458352808826363</text:p>
          </table:table-cell>
          <table:table-cell office:value-type="float" office:value="0.08462065917844065">
            <text:p>0.0846206591784406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89603821986002">
            <text:p>0.189603821986002</text:p>
          </table:table-cell>
          <table:table-cell office:value-type="float" office:value="0.18477696475751146">
            <text:p>0.18477696475751146</text:p>
          </table:table-cell>
          <table:table-cell office:value-type="float" office:value="0.1590339938728815">
            <text:p>0.1590339938728815</text:p>
          </table:table-cell>
          <table:table-cell office:value-type="float" office:value="0.1527606547628879">
            <text:p>0.1527606547628879</text:p>
          </table:table-cell>
          <table:table-cell office:value-type="float" office:value="0.1347796975479506">
            <text:p>0.1347796975479506</text:p>
          </table:table-cell>
          <table:table-cell office:value-type="float" office:value="0.13880942454872905">
            <text:p>0.13880942454872905</text:p>
          </table:table-cell>
          <table:table-cell office:value-type="float" office:value="0.16085841865912906">
            <text:p>0.16085841865912906</text:p>
          </table:table-cell>
          <table:table-cell office:value-type="float" office:value="0.08591078922299392">
            <text:p>0.08591078922299392</text:p>
          </table:table-cell>
          <table:table-cell office:value-type="float" office:value="0.09182581078814937">
            <text:p>0.09182581078814937</text:p>
          </table:table-cell>
          <table:table-cell office:value-type="float" office:value="0.10198465222444744">
            <text:p>0.10198465222444744</text:p>
          </table:table-cell>
          <table:table-cell office:value-type="float" office:value="0.09541318863224937">
            <text:p>0.09541318863224937</text:p>
          </table:table-cell>
          <table:table-cell office:value-type="float" office:value="0.09588099513212477">
            <text:p>0.09588099513212477</text:p>
          </table:table-cell>
          <table:table-cell office:value-type="float" office:value="0.09990318727838077">
            <text:p>0.09990318727838077</text:p>
          </table:table-cell>
          <table:table-cell office:value-type="float" office:value="0.10047828192439985">
            <text:p>0.10047828192439985</text:p>
          </table:table-cell>
          <table:table-cell office:value-type="float" office:value="0.09758455757502288">
            <text:p>0.09758455757502288</text:p>
          </table:table-cell>
          <table:table-cell office:value-type="float" office:value="0.10059773281435709">
            <text:p>0.10059773281435709</text:p>
          </table:table-cell>
          <table:table-cell office:value-type="float" office:value="0.10282709333378653">
            <text:p>0.10282709333378653</text:p>
          </table:table-cell>
          <table:table-cell office:value-type="float" office:value="0.1145894610898213">
            <text:p>0.1145894610898213</text:p>
          </table:table-cell>
          <table:table-cell office:value-type="float" office:value="0.1051439226814556">
            <text:p>0.1051439226814556</text:p>
          </table:table-cell>
          <table:table-cell office:value-type="float" office:value="0.10426983460868566">
            <text:p>0.10426983460868566</text:p>
          </table:table-cell>
          <table:table-cell office:value-type="float" office:value="0.10855212528567164">
            <text:p>0.10855212528567164</text:p>
          </table:table-cell>
          <table:table-cell office:value-type="float" office:value="0.10393824965206208">
            <text:p>0.10393824965206208</text:p>
          </table:table-cell>
          <table:table-cell office:value-type="float" office:value="0.17434665182988657">
            <text:p>0.17434665182988657</text:p>
          </table:table-cell>
          <table:table-cell office:value-type="float" office:value="0.18005020619939274">
            <text:p>0.1800502061993927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